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3" draw:layer="layout" svg:width="0.9cm" svg:height="0.3cm" svg:x="5.776cm" svg:y="1.4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8.638cm" svg:y="1.4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3cm" svg:x="15.195cm" svg:y="1.4cm">
          <text:p text:style-name="P2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.938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3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0.538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9.6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2.338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1.4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.938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7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4.238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3cm" svg:x="16.119cm" svg:y="1.4cm">
          <text:p text:style-name="P2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8T14:55:45.438069831</dc:date>
    <meta:editing-duration>PT8M3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6.0465868650922">
                <text:p>16.0465868650922</text:p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8.2065443453344">
                <text:p>38.2065443453344</text:p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24.1623145537736">
                <text:p>24.1623145537736</text:p>
              </table:table-cell>
              <table:table-cell office:value-type="float" office:value="38.5082363582598">
                <text:p>38.5082363582598</text:p>
              </table:table-cell>
              <table:table-cell office:value-type="float" office:value="36.9150461767911">
                <text:p>36.9150461767911</text:p>
              </table:table-cell>
              <table:table-cell office:value-type="float" office:value="39.0192132322883">
                <text:p>39.0192132322883</text:p>
              </table:table-cell>
              <table:table-cell office:value-type="float" office:value="33.319041289714">
                <text:p>33.319041289714</text:p>
              </table:table-cell>
              <table:table-cell office:value-type="float" office:value="29.6863330843913">
                <text:p>29.6863330843913</text:p>
              </table:table-cell>
              <table:table-cell office:value-type="float" office:value="21.656121045392">
                <text:p>21.656121045392</text:p>
              </table:table-cell>
              <table:table-cell office:value-type="float" office:value="29.4593141251366">
                <text:p>29.4593141251366</text:p>
              </table:table-cell>
              <table:table-cell office:value-type="float" office:value="38.0707660597733">
                <text:p>38.0707660597733</text:p>
              </table:table-cell>
              <table:table-cell office:value-type="float" office:value="34.139035529984">
                <text:p>34.139035529984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5.9323300984315">
                <text:p>35.9323300984315</text:p>
              </table:table-cell>
              <table:table-cell office:value-type="float" office:value="32.7525694349862">
                <text:p>32.7525694349862</text:p>
              </table:table-cell>
              <table:table-cell office:value-type="float" office:value="39.938159668945">
                <text:p>39.938159668945</text:p>
              </table:table-cell>
              <table:table-cell office:value-type="float" office:value="40.6929258332236">
                <text:p>40.6929258332236</text:p>
              </table:table-cell>
              <table:table-cell office:value-type="float" office:value="26.8575007070421">
                <text:p>26.8575007070421</text:p>
              </table:table-cell>
              <table:table-cell office:value-type="float" office:value="44.2127131448306">
                <text:p>44.2127131448306</text:p>
              </table:table-cell>
              <table:table-cell office:value-type="float" office:value="35.8802020586308">
                <text:p>35.8802020586308</text:p>
              </table:table-cell>
              <table:table-cell office:value-type="float" office:value="NaN">
                <text:p>NaN</text:p>
              </table:table-cell>
              <table:table-cell office:value-type="float" office:value="33.8651287801254">
                <text:p>33.8651287801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